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Fontdiner Swanky1" svg:font-family="'Fontdiner Swanky'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547cm" fo:margin-left="0.229cm" fo:margin-top="0cm" fo:margin-bottom="0cm" table:align="left" style:writing-mode="lr-tb"/>
    </style:style>
    <style:style style:name="Table1.A" style:family="table-column">
      <style:table-column-properties style:column-width="1.004cm"/>
    </style:style>
    <style:style style:name="Table1.B" style:family="table-column">
      <style:table-column-properties style:column-width="9.022cm"/>
    </style:style>
    <style:style style:name="Table1.C" style:family="table-column">
      <style:table-column-properties style:column-width="8.52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le1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le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4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4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5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5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6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6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7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7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8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8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9" style:family="table">
      <style:table-properties style:width="18.547cm" fo:margin-left="0.229cm" fo:margin-top="0cm" fo:margin-bottom="0cm" table:align="left" style:writing-mode="lr-tb"/>
    </style:style>
    <style:style style:name="Tabella9.A" style:family="table-column">
      <style:table-column-properties style:column-width="1.903cm"/>
    </style:style>
    <style:style style:name="Tabella9.B" style:family="table-column">
      <style:table-column-properties style:column-width="8.123cm"/>
    </style:style>
    <style:style style:name="Tabella9.C" style:family="table-column">
      <style:table-column-properties style:column-width="8.521cm"/>
    </style:style>
    <style:style style:name="Tabella9.1" style:family="table-row">
      <style:table-row-properties fo:keep-together="auto"/>
    </style:style>
    <style:style style:name="Tabella9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9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9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9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9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0" style:family="table">
      <style:table-properties style:width="18.547cm" fo:margin-left="0.229cm" fo:margin-top="0cm" fo:margin-bottom="0cm" table:align="left" style:writing-mode="lr-tb"/>
    </style:style>
    <style:style style:name="Tabella10.A" style:family="table-column">
      <style:table-column-properties style:column-width="1.903cm"/>
    </style:style>
    <style:style style:name="Tabella10.B" style:family="table-column">
      <style:table-column-properties style:column-width="8.123cm"/>
    </style:style>
    <style:style style:name="Tabella10.C" style:family="table-column">
      <style:table-column-properties style:column-width="8.521cm"/>
    </style:style>
    <style:style style:name="Tabella10.1" style:family="table-row">
      <style:table-row-properties fo:keep-together="auto"/>
    </style:style>
    <style:style style:name="Tabella10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0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0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0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0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1" style:family="table">
      <style:table-properties style:width="18.547cm" fo:margin-left="0.229cm" fo:margin-top="0cm" fo:margin-bottom="0cm" table:align="left" style:writing-mode="lr-tb"/>
    </style:style>
    <style:style style:name="Tabella11.A" style:family="table-column">
      <style:table-column-properties style:column-width="1.903cm"/>
    </style:style>
    <style:style style:name="Tabella11.B" style:family="table-column">
      <style:table-column-properties style:column-width="8.123cm"/>
    </style:style>
    <style:style style:name="Tabella11.C" style:family="table-column">
      <style:table-column-properties style:column-width="8.521cm"/>
    </style:style>
    <style:style style:name="Tabella11.1" style:family="table-row">
      <style:table-row-properties fo:keep-together="auto"/>
    </style:style>
    <style:style style:name="Tabella11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1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1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1.C2" style:family="table-cell">
      <style:table-cell-properties style:vertical-align=""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11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1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1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" style:family="table">
      <style:table-properties style:width="18.547cm" fo:margin-left="0.229cm" fo:margin-top="0cm" fo:margin-bottom="0cm" table:align="left" style:writing-mode="lr-tb"/>
    </style:style>
    <style:style style:name="Tabella1.A" style:family="table-column">
      <style:table-column-properties style:column-width="1.903cm"/>
    </style:style>
    <style:style style:name="Tabella1.B" style:family="table-column">
      <style:table-column-properties style:column-width="8.123cm"/>
    </style:style>
    <style:style style:name="Tabella1.C" style:family="table-column">
      <style:table-column-properties style:column-width="8.521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5" style:family="table">
      <style:table-properties style:width="18.547cm" fo:margin-left="0.229cm" fo:margin-top="0cm" fo:margin-bottom="0cm" table:align="left" style:writing-mode="lr-tb"/>
    </style:style>
    <style:style style:name="Tabella5.A" style:family="table-column">
      <style:table-column-properties style:column-width="1.903cm"/>
    </style:style>
    <style:style style:name="Tabella5.B" style:family="table-column">
      <style:table-column-properties style:column-width="8.123cm"/>
    </style:style>
    <style:style style:name="Tabella5.C" style:family="table-column">
      <style:table-column-properties style:column-width="8.521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5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5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5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5.C2" style:family="table-cell">
      <style:table-cell-properties style:vertical-align=""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5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5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5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6" style:family="table">
      <style:table-properties style:width="18.547cm" fo:margin-left="0.229cm" fo:margin-top="0cm" fo:margin-bottom="0cm" table:align="left" style:writing-mode="lr-tb"/>
    </style:style>
    <style:style style:name="Tabella6.A" style:family="table-column">
      <style:table-column-properties style:column-width="2.215cm"/>
    </style:style>
    <style:style style:name="Tabella6.B" style:family="table-column">
      <style:table-column-properties style:column-width="7.811cm"/>
    </style:style>
    <style:style style:name="Tabella6.C" style:family="table-column">
      <style:table-column-properties style:column-width="8.521cm"/>
    </style:style>
    <style:style style:name="Tabella6.1" style:family="table-row">
      <style:table-row-properties fo:keep-together="auto"/>
    </style:style>
    <style:style style:name="Tabella6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6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6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6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6.C2" style:family="table-cell">
      <style:table-cell-properties style:vertical-align=""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6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6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6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3" style:family="table">
      <style:table-properties style:width="18.547cm" fo:margin-left="0.229cm" fo:margin-top="0cm" fo:margin-bottom="0cm" table:align="left" style:writing-mode="lr-tb"/>
    </style:style>
    <style:style style:name="Tabella3.A" style:family="table-column">
      <style:table-column-properties style:column-width="1.903cm"/>
    </style:style>
    <style:style style:name="Tabella3.B" style:family="table-column">
      <style:table-column-properties style:column-width="8.123cm"/>
    </style:style>
    <style:style style:name="Tabella3.C" style:family="table-column">
      <style:table-column-properties style:column-width="8.521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3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3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3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4" style:family="table">
      <style:table-properties style:width="18.547cm" fo:margin-left="0.229cm" fo:margin-top="0cm" fo:margin-bottom="0cm" table:align="left" style:writing-mode="lr-tb"/>
    </style:style>
    <style:style style:name="Tabella4.A" style:family="table-column">
      <style:table-column-properties style:column-width="1.903cm"/>
    </style:style>
    <style:style style:name="Tabella4.B" style:family="table-column">
      <style:table-column-properties style:column-width="8.123cm"/>
    </style:style>
    <style:style style:name="Tabella4.C" style:family="table-column">
      <style:table-column-properties style:column-width="8.521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4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4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4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4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2" style:family="table">
      <style:table-properties style:width="18.547cm" fo:margin-left="0.229cm" fo:margin-top="0cm" fo:margin-bottom="0cm" table:align="left" style:writing-mode="lr-tb"/>
    </style:style>
    <style:style style:name="Tabella2.A" style:family="table-column">
      <style:table-column-properties style:column-width="2.215cm"/>
    </style:style>
    <style:style style:name="Tabella2.B" style:family="table-column">
      <style:table-column-properties style:column-width="7.811cm"/>
    </style:style>
    <style:style style:name="Tabella2.C" style:family="table-column">
      <style:table-column-properties style:column-width="8.521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2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2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2.C2" style:family="table-cell">
      <style:table-cell-properties style:vertical-align=""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2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2.C3" style:family="table-cell">
      <style:table-cell-properties style:vertical-align="" fo:padding="0.176cm" fo:border-left="none" fo:border-right="1pt solid #000000" fo:border-top="none" fo:border-bottom="1pt solid #000000"/>
    </style:style>
    <style:style style:name="P1" style:family="paragraph" style:parent-style-name="Standard">
      <style:paragraph-properties fo:padding="0cm" fo:border="none"/>
    </style:style>
    <style:style style:name="P2" style:family="paragraph" style:parent-style-name="Standard">
      <style:paragraph-properties fo:padding="0cm" fo:border="none"/>
      <style:text-properties fo:font-weight="bold" style:font-weight-asian="bold"/>
    </style:style>
    <style:style style:name="P3" style:family="paragraph" style:parent-style-name="Heading_20_1">
      <style:paragraph-properties fo:padding="0cm" fo:border="none"/>
    </style:style>
    <style:style style:name="P4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5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0b71e9"/>
    </style:style>
    <style:style style:name="P6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0f8f14"/>
    </style:style>
    <style:style style:name="P7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125931"/>
    </style:style>
    <style:style style:name="P8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paragraph-rsid="00125931"/>
    </style:style>
    <style:style style:name="P9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background-color="#ffffff"/>
    </style:style>
    <style:style style:name="P10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6aaad" officeooo:paragraph-rsid="0006aaad" fo:background-color="#ffffff"/>
    </style:style>
    <style:style style:name="P11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107375" officeooo:paragraph-rsid="00107375" fo:background-color="#ffffff"/>
    </style:style>
    <style:style style:name="P12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08f37b" officeooo:paragraph-rsid="0008f37b" fo:background-color="#ffffff" style:font-style-asian="italic" style:font-style-complex="italic"/>
    </style:style>
    <style:style style:name="P13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06aaad" officeooo:paragraph-rsid="0006aaad" style:font-style-asian="italic" style:font-style-complex="italic"/>
    </style:style>
    <style:style style:name="P14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111f8a" officeooo:paragraph-rsid="00125931" style:font-style-asian="italic" style:font-style-complex="italic"/>
    </style:style>
    <style:style style:name="P15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111f8a" officeooo:paragraph-rsid="00125931" style:font-style-asian="italic"/>
    </style:style>
    <style:style style:name="P16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6aaad" officeooo:paragraph-rsid="0006aaad"/>
    </style:style>
    <style:style style:name="P17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normal" officeooo:rsid="00074fa1" officeooo:paragraph-rsid="00074fa1" fo:background-color="#ffffff" style:font-style-asian="normal" style:font-style-complex="normal"/>
    </style:style>
    <style:style style:name="P18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normal" officeooo:rsid="00074fa1" officeooo:paragraph-rsid="00125931" fo:background-color="#ffffff" style:font-style-asian="normal" style:font-style-complex="normal"/>
    </style:style>
    <style:style style:name="P19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b71e9" officeooo:paragraph-rsid="000b71e9"/>
    </style:style>
    <style:style style:name="P20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b71e9" officeooo:paragraph-rsid="00125931"/>
    </style:style>
    <style:style style:name="P21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eb513" officeooo:paragraph-rsid="000eb513"/>
    </style:style>
    <style:style style:name="P22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f8f14" officeooo:paragraph-rsid="000f8f14"/>
    </style:style>
    <style:style style:name="P23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107375" officeooo:paragraph-rsid="00107375"/>
    </style:style>
    <style:style style:name="P24" style:family="paragraph" style:parent-style-name="Heading_20_2">
      <style:paragraph-properties fo:margin-top="0cm" fo:margin-bottom="0cm" loext:contextual-spacing="false" fo:line-height="100%"/>
    </style:style>
    <style:style style:name="P25" style:family="paragraph" style:parent-style-name="Heading_20_2">
      <style:paragraph-properties fo:margin-top="0cm" fo:margin-bottom="0cm" loext:contextual-spacing="false" fo:line-height="100%"/>
      <style:text-properties officeooo:paragraph-rsid="000b71e9"/>
    </style:style>
    <style:style style:name="P26" style:family="paragraph" style:parent-style-name="Heading_20_2">
      <style:paragraph-properties fo:margin-top="0cm" fo:margin-bottom="0cm" loext:contextual-spacing="false" fo:line-height="100%"/>
      <style:text-properties officeooo:paragraph-rsid="000f8f14"/>
    </style:style>
    <style:style style:name="P27" style:family="paragraph" style:parent-style-name="Heading_20_2">
      <style:paragraph-properties fo:margin-top="0cm" fo:margin-bottom="0cm" loext:contextual-spacing="false" fo:line-height="100%"/>
      <style:text-properties officeooo:paragraph-rsid="00125931"/>
    </style:style>
    <style:style style:name="P28" style:family="paragraph" style:parent-style-name="Standard">
      <style:paragraph-properties fo:text-align="start" style:justify-single-word="false"/>
      <style:text-properties style:font-name="Segoe UI"/>
    </style:style>
    <style:style style:name="P29" style:family="paragraph" style:parent-style-name="Standard">
      <style:paragraph-properties fo:text-align="start" style:justify-single-word="false"/>
      <style:text-properties style:font-name="Segoe UI" fo:background-color="#ffffff"/>
    </style:style>
    <style:style style:name="P30" style:family="paragraph" style:parent-style-name="Standard">
      <style:paragraph-properties fo:text-align="start" style:justify-single-word="false"/>
      <style:text-properties style:font-name="Segoe UI" officeooo:rsid="00107375" officeooo:paragraph-rsid="00107375" fo:background-color="#ffffff"/>
    </style:style>
    <style:style style:name="P31" style:family="paragraph" style:parent-style-name="Standard">
      <style:paragraph-properties fo:text-align="start" style:justify-single-word="false"/>
      <style:text-properties style:font-name="Segoe UI" fo:font-style="italic" officeooo:rsid="00074fa1" officeooo:paragraph-rsid="00074fa1" fo:background-color="#ffffff" style:font-style-asian="italic" style:font-style-complex="italic"/>
    </style:style>
    <style:style style:name="P32" style:family="paragraph" style:parent-style-name="Standard">
      <style:paragraph-properties fo:text-align="start" style:justify-single-word="false"/>
      <style:text-properties style:font-name="Segoe UI" officeooo:rsid="000b71e9" officeooo:paragraph-rsid="000b71e9"/>
    </style:style>
    <style:style style:name="P33" style:family="paragraph" style:parent-style-name="Standard">
      <style:paragraph-properties fo:text-align="start" style:justify-single-word="false"/>
      <style:text-properties style:font-name="Segoe UI" officeooo:rsid="000eb513" officeooo:paragraph-rsid="000eb513"/>
    </style:style>
    <style:style style:name="P34" style:family="paragraph" style:parent-style-name="Standard">
      <style:paragraph-properties fo:text-align="start" style:justify-single-word="false"/>
      <style:text-properties style:font-name="Segoe UI" officeooo:rsid="000f8f14" officeooo:paragraph-rsid="000f8f14"/>
    </style:style>
    <style:style style:name="P35" style:family="paragraph" style:parent-style-name="Standard">
      <style:paragraph-properties fo:text-align="start" style:justify-single-word="false"/>
      <style:text-properties style:font-name="Segoe UI" officeooo:rsid="00107375" officeooo:paragraph-rsid="00107375"/>
    </style:style>
    <style:style style:name="P36" style:family="paragraph" style:parent-style-name="Standard">
      <style:paragraph-properties fo:text-align="start" style:justify-single-word="false"/>
      <style:text-properties style:font-name="Segoe UI" officeooo:rsid="00125931" officeooo:paragraph-rsid="00125931"/>
    </style:style>
    <style:style style:name="P37" style:family="paragraph" style:parent-style-name="Standard">
      <style:text-properties officeooo:paragraph-rsid="000b71e9"/>
    </style:style>
    <style:style style:name="P38" style:family="paragraph" style:parent-style-name="Standard">
      <style:text-properties fo:color="#1e6a39" fo:font-size="18pt" fo:font-weight="bold" officeooo:rsid="000b71e9" officeooo:paragraph-rsid="000b71e9" style:font-size-asian="15.75pt" style:font-weight-asian="bold" style:font-size-complex="18pt" style:font-weight-complex="bold"/>
    </style:style>
    <style:style style:name="P39" style:family="paragraph" style:parent-style-name="Standard">
      <style:text-properties fo:color="#1e6a39" fo:font-size="18pt" fo:font-weight="bold" officeooo:rsid="000b71e9" officeooo:paragraph-rsid="000f8f14" style:font-size-asian="15.75pt" style:font-weight-asian="bold" style:font-size-complex="18pt" style:font-weight-complex="bold"/>
    </style:style>
    <style:style style:name="P40" style:family="paragraph" style:parent-style-name="Standard">
      <style:text-properties fo:color="#1e6a39" fo:font-size="18pt" fo:font-weight="bold" officeooo:rsid="000b71e9" officeooo:paragraph-rsid="00125931" style:font-size-asian="15.75pt" style:font-weight-asian="bold" style:font-size-complex="18pt" style:font-weight-complex="bold"/>
    </style:style>
    <style:style style:name="P41" style:family="paragraph" style:parent-style-name="Standard">
      <style:text-properties fo:color="#1e6a39" fo:font-size="18pt" fo:font-weight="bold" officeooo:rsid="000f8f14" officeooo:paragraph-rsid="000f8f14" style:font-size-asian="15.75pt" style:font-weight-asian="bold" style:font-size-complex="18pt" style:font-weight-complex="bold"/>
    </style:style>
    <style:style style:name="P42" style:family="paragraph" style:parent-style-name="Standard">
      <style:text-properties fo:color="#ce181e" fo:font-size="18pt" fo:font-weight="bold" officeooo:rsid="000b71e9" officeooo:paragraph-rsid="00125931" style:font-size-asian="15.75pt" style:font-weight-asian="bold" style:font-size-complex="18pt" style:font-weight-complex="bold"/>
    </style:style>
    <style:style style:name="P43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use-window-font-color="true" style:font-name="Segoe UI" officeooo:rsid="00111f8a" officeooo:paragraph-rsid="00125931"/>
    </style:style>
    <style:style style:name="P44" style:family="paragraph" style:parent-style-name="Heading_20_1">
      <style:paragraph-properties fo:margin-top="0.706cm" fo:margin-bottom="0cm" loext:contextual-spacing="false" fo:line-height="100%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ce181e" style:font-name="Segoe UI" fo:font-size="14pt" fo:font-weight="bold" officeooo:rsid="000b71e9" officeooo:paragraph-rsid="00125931" style:font-size-asian="15.75pt" style:font-weight-asian="bold" style:font-size-complex="18pt" style:font-weight-complex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ce181e" style:font-name="Segoe UI" fo:font-size="12pt" fo:font-weight="bold" officeooo:rsid="000b71e9" officeooo:paragraph-rsid="00125931" style:font-size-asian="15.75pt" style:font-weight-asian="bold" style:font-size-complex="18pt" style:font-weight-complex="bold"/>
    </style:style>
    <style:style style:name="P47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/>
    </style:style>
    <style:style style:name="P48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paragraph-rsid="00125931"/>
    </style:style>
    <style:style style:name="P49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rsid="0006aaad" officeooo:paragraph-rsid="0006aaad"/>
    </style:style>
    <style:style style:name="P50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rsid="00074fa1" officeooo:paragraph-rsid="00074fa1"/>
    </style:style>
    <style:style style:name="P51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rsid="000f8f14" officeooo:paragraph-rsid="000f8f14"/>
    </style:style>
    <style:style style:name="P52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text-position="0% 100%" style:font-name="Segoe UI" officeooo:rsid="000b71e9" officeooo:paragraph-rsid="000b71e9"/>
    </style:style>
    <style:style style:name="P53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text-position="0% 100%" style:font-name="Segoe UI" officeooo:rsid="000f8f14" officeooo:paragraph-rsid="000f8f14"/>
    </style:style>
    <style:style style:name="P54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ce181e" style:text-position="0% 100%" style:font-name="Segoe UI" officeooo:rsid="00107375" officeooo:paragraph-rsid="00125931"/>
    </style:style>
    <style:style style:name="P55" style:family="paragraph" style:parent-style-name="Standard">
      <style:text-properties officeooo:paragraph-rsid="00125931"/>
    </style:style>
    <style:style style:name="P56" style:family="paragraph" style:parent-style-name="Standard">
      <style:text-properties fo:color="#1e6a39" fo:font-size="18pt" fo:font-weight="bold" officeooo:rsid="000b71e9" officeooo:paragraph-rsid="000b71e9" style:font-size-asian="15.75pt" style:font-weight-asian="bold" style:font-size-complex="18pt" style:font-weight-complex="bold"/>
    </style:style>
    <style:style style:name="P57" style:family="paragraph" style:parent-style-name="Standard">
      <style:text-properties fo:color="#1e6a39" fo:font-size="18pt" fo:font-weight="bold" officeooo:rsid="000b71e9" officeooo:paragraph-rsid="00150e3e" style:font-size-asian="15.75pt" style:font-weight-asian="bold" style:font-size-complex="18pt" style:font-weight-complex="bold"/>
    </style:style>
    <style:style style:name="P58" style:family="paragraph" style:parent-style-name="Standard">
      <style:text-properties officeooo:paragraph-rsid="00111f8a"/>
    </style:style>
    <style:style style:name="P59" style:family="paragraph" style:parent-style-name="Standard">
      <style:paragraph-properties fo:text-align="start" style:justify-single-word="false"/>
      <style:text-properties style:font-name="Segoe UI" officeooo:rsid="00125931" officeooo:paragraph-rsid="00150e3e"/>
    </style:style>
    <style:style style:name="P60" style:family="paragraph" style:parent-style-name="Standard">
      <style:text-properties fo:color="#ce181e" fo:font-size="18pt" fo:font-weight="bold" officeooo:rsid="000b71e9" officeooo:paragraph-rsid="00150e3e" style:font-size-asian="15.75pt" style:font-weight-asian="bold" style:font-size-complex="18pt" style:font-weight-complex="bold"/>
    </style:style>
    <style:style style:name="P61" style:family="paragraph" style:parent-style-name="Standard">
      <style:text-properties fo:color="#ce181e" fo:font-size="18pt" fo:font-weight="bold" officeooo:rsid="000b71e9" officeooo:paragraph-rsid="00125931" style:font-size-asian="15.75pt" style:font-weight-asian="bold" style:font-size-complex="18pt" style:font-weight-complex="bold"/>
    </style:style>
    <style:style style:name="P62" style:family="paragraph" style:parent-style-name="Standard">
      <style:text-properties fo:color="#ce181e" fo:font-size="18pt" fo:font-weight="bold" officeooo:rsid="000b71e9" officeooo:paragraph-rsid="000b71e9" style:font-size-asian="15.75pt" style:font-weight-asian="bold" style:font-size-complex="18pt" style:font-weight-complex="bold"/>
    </style:style>
    <style:style style:name="P63" style:family="paragraph" style:parent-style-name="Standard">
      <style:text-properties officeooo:paragraph-rsid="000f8f14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ce181e" style:font-name="Segoe UI" fo:font-size="14pt" fo:font-weight="bold" officeooo:rsid="000b71e9" officeooo:paragraph-rsid="00150e3e" style:font-size-asian="15.75pt" style:font-weight-asian="bold" style:font-size-complex="18pt" style:font-weight-complex="bold"/>
    </style:style>
    <style:style style:name="P65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111f8a" officeooo:paragraph-rsid="00150e3e" style:font-style-asian="italic"/>
    </style:style>
    <style:style style:name="P66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paragraph-rsid="00150e3e"/>
    </style:style>
    <style:style style:name="P67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normal" officeooo:rsid="00074fa1" officeooo:paragraph-rsid="00150e3e" fo:background-color="#ffffff" style:font-style-asian="normal" style:font-style-complex="normal"/>
    </style:style>
    <style:style style:name="P68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paragraph-rsid="00150e3e"/>
    </style:style>
    <style:style style:name="P69" style:family="paragraph" style:parent-style-name="Title" style:master-page-name="Standard">
      <style:paragraph-properties style:page-number="1" fo:padding="0cm" fo:border="none"/>
      <style:text-properties style:font-name="Fontdiner Swanky" officeooo:rsid="00066aa1" style:font-name-asian="Fontdiner Swanky1" style:font-name-complex="Fontdiner Swanky1"/>
    </style:style>
    <style:style style:name="P70" style:family="paragraph" style:parent-style-name="Heading_20_2">
      <style:paragraph-properties fo:margin-top="0cm" fo:margin-bottom="0cm" loext:contextual-spacing="false" fo:line-height="100%"/>
      <style:text-properties officeooo:paragraph-rsid="00150e3e"/>
    </style:style>
    <style:style style:name="P71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150e3e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66aa1"/>
    </style:style>
    <style:style style:name="T3" style:family="text">
      <style:text-properties fo:font-weight="normal" officeooo:rsid="00066aa1" style:font-weight-asian="normal" style:font-weight-complex="normal"/>
    </style:style>
    <style:style style:name="T4" style:family="text">
      <style:text-properties style:text-position="0% 100%" officeooo:rsid="00111f8a"/>
    </style:style>
    <style:style style:name="T5" style:family="text">
      <style:text-properties style:text-position="0% 100%" officeooo:rsid="00125931"/>
    </style:style>
    <style:style style:name="T6" style:family="text">
      <style:text-properties style:text-position="0% 100%" officeooo:rsid="00150e3e"/>
    </style:style>
    <style:style style:name="T7" style:family="text">
      <style:text-properties officeooo:rsid="000f8f14"/>
    </style:style>
    <style:style style:name="T8" style:family="text">
      <style:text-properties officeooo:rsid="00107375"/>
    </style:style>
    <style:style style:name="T9" style:family="text">
      <style:text-properties officeooo:rsid="001379b2"/>
    </style:style>
    <style:style style:name="T10" style:family="text">
      <style:text-properties officeooo:rsid="00146ab0"/>
    </style:style>
    <style:style style:name="T11" style:family="text">
      <style:text-properties officeooo:rsid="00150e3e"/>
    </style:style>
    <style:style style:name="T12" style:family="text">
      <style:text-properties fo:color="#1e6a39" fo:font-size="18pt" fo:font-weight="bold" officeooo:rsid="000f8f14" style:font-size-asian="15.75pt" style:font-weight-asian="bold" style:font-size-complex="18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Gestire i compiti della cucina</text:p>
      <text:p text:style-name="P3"><text:bookmark text:name="_jbob8updeyb"/>Informazioni generali</text:p>
      <text:p text:style-name="P1"><text:span text:style-name="T1">Nome caso d’uso</text:span>: <text:span text:style-name="T2">Gestire i compiti della cucina</text:span></text:p>
      <text:p text:style-name="P2">Portata: </text:p>
      <text:p text:style-name="P2">Livello: </text:p>
      <text:p text:style-name="P2">Attore primario: <text:span text:style-name="T3">Chef</text:span></text:p>
      <text:p text:style-name="P2">Parti Interessate: </text:p>
      <text:p text:style-name="P2">Pre-condizioni: <text:span text:style-name="T3">L’utente deve essersi autenticato come Chef ed esiste almeno un evento in corso affidatogli.</text:span></text:p>
      <text:p text:style-name="P2">Garanzie di successo o post-condizioni: <text:span text:style-name="T3">I compiti assegnati sono stati registrati e riportati correttamente sia nel tabellone dei turni che nel foglio riepilogativo.</text:span></text:p>
      <text:p text:style-name="Heading_20_1"><text:bookmark text:name="_ktoaw1c37hxq"/>Scenario principale di successo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<text:bookmark text:name="_p0004dld5iri"/># </text:p>
          </table:table-cell>
          <table:table-cell table:style-name="Table1.B1" office:value-type="string">
            <text:p text:style-name="P4"><text:bookmark text:name="_p0004dld5iri1"/>Attore</text:p>
          </table:table-cell>
          <table:table-cell table:style-name="Table1.B1" office:value-type="string">
            <text:p text:style-name="P4"><text:bookmark text:name="_p0004dld5iri2"/>Sistema</text:p>
          </table:table-cell>
        </table:table-row>
        <table:table-row table:style-name="Table1.1">
          <table:table-cell table:style-name="Table1.A2" office:value-type="string">
            <text:p text:style-name="P49"><text:bookmark text:name="_pa0e6zrbleih"/>1</text:p>
          </table:table-cell>
          <table:table-cell table:style-name="Table1.B2" office:value-type="string">
            <text:p text:style-name="P16">Apre il foglio riepilogativo di un evento (di cui ha ricevuto l’incarico)</text:p>
          </table:table-cell>
          <table:table-cell table:style-name="Table1.C2" office:value-type="string">
            <text:p text:style-name="P23">Precompila il fogilo riepilogativo per l’evento specificato in modo che contenga tutte le preparazioni e ricette previste dal menù associato all’evento</text:p>
          </table:table-cell>
        </table:table-row>
        <table:table-row table:style-name="Table1.1">
          <table:table-cell table:style-name="Table1.A3" office:value-type="string">
            <text:p text:style-name="P47"><text:bookmark text:name="_pa0e6zrbleih1"/></text:p>
          </table:table-cell>
          <table:table-cell table:style-name="Table1.B3" office:value-type="string">
            <text:p text:style-name="P13">Se desidera prosegue con il passo 2, altrimenti termina il caso d’uso</text:p>
          </table:table-cell>
          <table:table-cell table:style-name="Table1.C3" office:value-type="string">
            <text:p text:style-name="P28"/>
          </table:table-cell>
        </table:table-row>
        <table:table-row table:style-name="Table1.1">
          <table:table-cell table:style-name="Table1.A4" office:value-type="string">
            <text:p text:style-name="P49"><text:bookmark text:name="_pa0e6zrbleih2"/>2</text:p>
          </table:table-cell>
          <table:table-cell table:style-name="Table1.B4" office:value-type="string">
            <text:p text:style-name="P16">Opzionalmente aggiunge preparazioni e ricette all’elenco delle cose da fare</text:p>
          </table:table-cell>
          <table:table-cell table:style-name="Table1.C4" office:value-type="string">
            <text:p text:style-name="P35">Aggiorna il foglio riepilogativo con le nuove preparazioni e ricette</text:p>
          </table:table-cell>
        </table:table-row>
        <table:table-row table:style-name="Table1.1">
          <table:table-cell table:style-name="Table1.A5" office:value-type="string">
            <text:p text:style-name="P49"><text:bookmark text:name="_pa0e6zrbleih3"/>3</text:p>
          </table:table-cell>
          <table:table-cell table:style-name="Table1.B5" office:value-type="string">
            <text:p text:style-name="P10">Opzionalmente, ordina l’elenco</text:p>
          </table:table-cell>
          <table:table-cell table:style-name="Table1.C5" office:value-type="string">
            <text:p text:style-name="P30">Aggiorna il foglio riepilogativo con il nuovo ordinamento</text:p>
          </table:table-cell>
        </table:table-row>
        <table:table-row table:style-name="Table1.1">
          <table:table-cell table:style-name="Table1.A6" office:value-type="string">
            <text:p text:style-name="P47"><text:bookmark text:name="_pa0e6zrbleih4"/></text:p>
          </table:table-cell>
          <table:table-cell table:style-name="Table1.B6" office:value-type="string">
            <text:p text:style-name="P12">Se vuole lavorare a più fogli riepilogativi torna al passo 1, altrimenti prosegue</text:p>
          </table:table-cell>
          <table:table-cell table:style-name="Table1.C6" office:value-type="string">
            <text:p text:style-name="P9"/>
          </table:table-cell>
        </table:table-row>
        <table:table-row table:style-name="Table1.1">
          <table:table-cell table:style-name="Table1.A7" office:value-type="string">
            <text:p text:style-name="P50"><text:bookmark text:name="_pa0e6zrbleih5"/>4</text:p>
          </table:table-cell>
          <table:table-cell table:style-name="Table1.B7" office:value-type="string">
            <text:p text:style-name="P17">Assegna un compito specificando cosa (ricetta/preparazione), quando (turno) e opzionalmente chi (cuoco); opzionalmente specifica anche il tempo richiesto per lo svolgimento del compito appena assegnato, e la quantità/porzioni preparate in un dato assegnamento</text:p>
          </table:table-cell>
          <table:table-cell table:style-name="Table1.C7" office:value-type="string">
            <text:p text:style-name="P11">Registra l’assegnazione e le informazioni fornite sul foglio riepilogativo e sul tabellone dei turni.</text:p>
          </table:table-cell>
        </table:table-row>
        <table:table-row table:style-name="Table1.1">
          <table:table-cell table:style-name="Table1.A8" office:value-type="string">
            <text:p text:style-name="P47"><text:bookmark text:name="_pa0e6zrbleih6"/></text:p>
          </table:table-cell>
          <table:table-cell table:style-name="Table1.B8" office:value-type="string">
            <text:p text:style-name="P31">Ripete dal passo 4 finché non è soddisfatto</text:p>
          </table:table-cell>
          <table:table-cell table:style-name="Table1.C8" office:value-type="string">
            <text:p text:style-name="P29"/>
          </table:table-cell>
        </table:table-row>
      </table:table>
      <text:p text:style-name="Standard"/>
      <text:p text:style-name="P44"><text:soft-page-break/></text:p>
      <text:p text:style-name="P63"><text:span text:style-name="T12">Estensione 1a</text:span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p text:style-name="P26"># </text:p>
          </table:table-cell>
          <table:table-cell table:style-name="Tabella9.B1" office:value-type="string">
            <text:p text:style-name="P6">Attore</text:p>
          </table:table-cell>
          <table:table-cell table:style-name="Tabella9.B1" office:value-type="string">
            <text:p text:style-name="P6">Sistema</text:p>
          </table:table-cell>
        </table:table-row>
        <table:table-row table:style-name="Tabella9.1">
          <table:table-cell table:style-name="Tabella9.A2" office:value-type="string">
            <text:p text:style-name="P53">1a.1</text:p>
          </table:table-cell>
          <table:table-cell table:style-name="Tabella9.B2" office:value-type="string">
            <text:p text:style-name="P22">Ripristina lo stato iniziale del foglio</text:p>
          </table:table-cell>
          <table:table-cell table:style-name="Tabella9.C2" office:value-type="string">
            <text:p text:style-name="P34">Registra la modifica</text:p>
          </table:table-cell>
        </table:table-row>
      </table:table>
      <text:p text:style-name="P39"/>
      <text:p text:style-name="P41">Estensione 2a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ella10.1">
          <table:table-cell table:style-name="Tabella10.A1" office:value-type="string">
            <text:p text:style-name="P26"># </text:p>
          </table:table-cell>
          <table:table-cell table:style-name="Tabella10.B1" office:value-type="string">
            <text:p text:style-name="P6">Attore</text:p>
          </table:table-cell>
          <table:table-cell table:style-name="Tabella10.B1" office:value-type="string">
            <text:p text:style-name="P6">Sistema</text:p>
          </table:table-cell>
        </table:table-row>
        <table:table-row table:style-name="Tabella10.1">
          <table:table-cell table:style-name="Tabella10.A2" office:value-type="string">
            <text:p text:style-name="P53">2a.1</text:p>
          </table:table-cell>
          <table:table-cell table:style-name="Tabella10.B2" office:value-type="string">
            <text:p text:style-name="P22">Rimuove preparazioni e ricette dalle cose da fare</text:p>
          </table:table-cell>
          <table:table-cell table:style-name="Tabella10.C2" office:value-type="string">
            <text:p text:style-name="P34">Registra modifica</text:p>
          </table:table-cell>
        </table:table-row>
      </table:table>
      <text:p text:style-name="P39"/>
      <text:p text:style-name="P42">E<text:span text:style-name="T8">ccezione </text:span><text:span text:style-name="T4">4</text:span><text:span text:style-name="T6">d</text:span>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27"># </text:p>
          </table:table-cell>
          <table:table-cell table:style-name="Tabella11.B1" office:value-type="string">
            <text:p text:style-name="P7">Attore</text:p>
          </table:table-cell>
          <table:table-cell table:style-name="Tabella11.B1" office:value-type="string">
            <text:p text:style-name="P7">Sistema</text:p>
          </table:table-cell>
        </table:table-row>
        <table:table-row table:style-name="Tabella11.1">
          <table:table-cell table:style-name="Tabella11.A2" office:value-type="string">
            <text:p text:style-name="P54">4<text:span text:style-name="T11">d</text:span>.1</text:p>
          </table:table-cell>
          <table:table-cell table:style-name="Tabella11.B2" office:value-type="string">
            <text:p text:style-name="P18">Assegna un compito specificando cosa (ricetta/preparazione), quando (turno) e opzionalmente chi (cuoco); opzionalmente specifica anche il tempo richiesto per lo svolgimento del compito appena assegnato, e la quantità/porzioni preparate in un dato assegnamento</text:p>
          </table:table-cell>
          <table:table-cell table:style-name="Tabella11.C2" office:value-type="string">
            <text:p text:style-name="P43">Il cuoco selezionato non è disponibile per il turno specificato</text:p>
          </table:table-cell>
        </table:table-row>
        <table:table-row table:style-name="Tabella11.1">
          <table:table-cell table:style-name="Tabella11.A3" office:value-type="string">
            <text:p text:style-name="P48"/>
          </table:table-cell>
          <table:table-cell table:style-name="Tabella11.B3" office:value-type="string">
            <text:p text:style-name="P14">Termina il caso d’uso</text:p>
          </table:table-cell>
          <table:table-cell table:style-name="Tabella11.C3" office:value-type="string">
            <text:p text:style-name="P8"/>
          </table:table-cell>
        </table:table-row>
      </table:table>
      <text:p text:style-name="P40"/>
      <text:p text:style-name="P60">E<text:span text:style-name="T8">ccezione </text:span><text:span text:style-name="T4">4</text:span><text:span text:style-name="T6">e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70"># </text:p>
          </table:table-cell>
          <table:table-cell table:style-name="Tabella2.B1" office:value-type="string">
            <text:p text:style-name="P71">Attore</text:p>
          </table:table-cell>
          <table:table-cell table:style-name="Tabella2.B1" office:value-type="string">
            <text:p text:style-name="P71">Sistema</text:p>
          </table:table-cell>
        </table:table-row>
        <table:table-row table:style-name="Tabella2.1">
          <table:table-cell table:style-name="Tabella2.A2" office:value-type="string">
            <text:p text:style-name="P64"><text:span text:style-name="T4">4</text:span><text:span text:style-name="T6">e.1</text:span></text:p>
          </table:table-cell>
          <table:table-cell table:style-name="Tabella2.B2" office:value-type="string">
            <text:p text:style-name="P67">Assegna un compito specificando cosa (ricetta/preparazione), quando (turno) e opzionalmente chi (cuoco); opzionalmente specifica anche il tempo richiesto per lo svolgimento del compito appena assegnato, e la quantità/porzioni preparate in un dato assegnamento</text:p>
          </table:table-cell>
          <table:table-cell table:style-name="Tabella2.C2" office:value-type="string">
            <text:p text:style-name="P59">Il turno selezionato per la modifica è un turno passato</text:p>
          </table:table-cell>
        </table:table-row>
        <table:table-row table:style-name="Tabella2.1">
          <table:table-cell table:style-name="Tabella2.A3" office:value-type="string">
            <text:p text:style-name="P68"/>
          </table:table-cell>
          <table:table-cell table:style-name="Tabella2.B3" office:value-type="string">
            <text:p text:style-name="P65">Termina il caso d’uso</text:p>
          </table:table-cell>
          <table:table-cell table:style-name="Tabella2.C3" office:value-type="string">
            <text:p text:style-name="P66"/>
          </table:table-cell>
        </table:table-row>
      </table:table>
      <text:p text:style-name="P57"/>
      <text:p text:style-name="P38"/>
      <text:p text:style-name="P38"><text:soft-page-break/></text:p>
      <text:p text:style-name="P38">Estensione 4a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25"># </text:p>
          </table:table-cell>
          <table:table-cell table:style-name="Tabella1.B1" office:value-type="string">
            <text:p text:style-name="P5">Attore</text:p>
          </table:table-cell>
          <table:table-cell table:style-name="Tabella1.B1" office:value-type="string">
            <text:p text:style-name="P5">Sistema</text:p>
          </table:table-cell>
        </table:table-row>
        <table:table-row table:style-name="Tabella1.1">
          <table:table-cell table:style-name="Tabella1.A2" office:value-type="string">
            <text:p text:style-name="P52">4a.1</text:p>
          </table:table-cell>
          <table:table-cell table:style-name="Tabella1.B2" office:value-type="string">
            <text:p text:style-name="P19">Modifica un <text:span text:style-name="T10">compito</text:span> esistente, in particolare potendo modificare cuoco, turno, stima del tempo o quantità/porzioni</text:p>
          </table:table-cell>
          <table:table-cell table:style-name="Tabella1.C2" office:value-type="string">
            <text:p text:style-name="P32">Registra la modifica</text:p>
          </table:table-cell>
        </table:table-row>
      </table:table>
      <text:p text:style-name="P62"/>
      <text:p text:style-name="P42"/>
      <text:p text:style-name="P42">E<text:span text:style-name="T8">ccezione </text:span><text:span text:style-name="T4">4a.1</text:span><text:span text:style-name="T5">a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office:value-type="string">
            <text:p text:style-name="P27"># </text:p>
          </table:table-cell>
          <table:table-cell table:style-name="Tabella5.B1" office:value-type="string">
            <text:p text:style-name="P7">Attore</text:p>
          </table:table-cell>
          <table:table-cell table:style-name="Tabella5.B1" office:value-type="string">
            <text:p text:style-name="P7">Sistema</text:p>
          </table:table-cell>
        </table:table-row>
        <table:table-row table:style-name="Tabella5.1">
          <table:table-cell table:style-name="Tabella5.A2" office:value-type="string">
            <text:p text:style-name="P46"><text:span text:style-name="T4">4a.1</text:span><text:span text:style-name="T5">a.1</text:span></text:p>
          </table:table-cell>
          <table:table-cell table:style-name="Tabella5.B2" office:value-type="string">
            <text:p text:style-name="P20">Modifica un <text:span text:style-name="T10">compito</text:span> esistente, in particolare potendo modificare cuoco, turno, stima del tempo o quantità/porzioni</text:p>
          </table:table-cell>
          <table:table-cell table:style-name="Tabella5.C2" office:value-type="string">
            <text:p text:style-name="P43">Il cuoco selezionato non è disponibile per il turno specificato</text:p>
          </table:table-cell>
        </table:table-row>
        <table:table-row table:style-name="Tabella5.1">
          <table:table-cell table:style-name="Tabella5.A3" office:value-type="string">
            <text:p text:style-name="P48"/>
          </table:table-cell>
          <table:table-cell table:style-name="Tabella5.B3" office:value-type="string">
            <text:p text:style-name="P15">Termina il caso d’uso</text:p>
          </table:table-cell>
          <table:table-cell table:style-name="Tabella5.C3" office:value-type="string">
            <text:p text:style-name="P8"/>
          </table:table-cell>
        </table:table-row>
      </table:table>
      <text:p text:style-name="P42"/>
      <text:p text:style-name="P42"/>
      <text:p text:style-name="P42">E<text:span text:style-name="T8">ccezione </text:span><text:span text:style-name="T4">4a.1</text:span><text:span text:style-name="T5">b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ella6.1">
          <table:table-cell table:style-name="Tabella6.A1" office:value-type="string">
            <text:p text:style-name="P27"># </text:p>
          </table:table-cell>
          <table:table-cell table:style-name="Tabella6.B1" office:value-type="string">
            <text:p text:style-name="P7">Attore</text:p>
          </table:table-cell>
          <table:table-cell table:style-name="Tabella6.B1" office:value-type="string">
            <text:p text:style-name="P7">Sistema</text:p>
          </table:table-cell>
        </table:table-row>
        <table:table-row table:style-name="Tabella6.1">
          <table:table-cell table:style-name="Tabella6.A2" office:value-type="string">
            <text:p text:style-name="P45"><text:span text:style-name="T4">4a.1</text:span><text:span text:style-name="T5">b.1</text:span></text:p>
          </table:table-cell>
          <table:table-cell table:style-name="Tabella6.B2" office:value-type="string">
            <text:p text:style-name="P20">Modifica un <text:span text:style-name="T10">compito</text:span> esistente, in particolare potendo modificare cuoco, turno, stima del tempo o quantità/porzioni</text:p>
          </table:table-cell>
          <table:table-cell table:style-name="Tabella6.C2" office:value-type="string">
            <text:p text:style-name="P36">Il turno selezionato per la modifica è un turno passato</text:p>
          </table:table-cell>
        </table:table-row>
        <table:table-row table:style-name="Tabella6.1">
          <table:table-cell table:style-name="Tabella6.A3" office:value-type="string">
            <text:p text:style-name="P48"/>
          </table:table-cell>
          <table:table-cell table:style-name="Tabella6.B3" office:value-type="string">
            <text:p text:style-name="P15">Termina il caso d’uso</text:p>
          </table:table-cell>
          <table:table-cell table:style-name="Tabella6.C3" office:value-type="string">
            <text:p text:style-name="P8"/>
          </table:table-cell>
        </table:table-row>
      </table:table>
      <text:p text:style-name="P55"/>
      <text:p text:style-name="P38"/>
      <text:p text:style-name="P38"/>
      <text:p text:style-name="P38">Estensione 4<text:span text:style-name="T10">b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25"># </text:p>
          </table:table-cell>
          <table:table-cell table:style-name="Tabella3.B1" office:value-type="string">
            <text:p text:style-name="P5">Attore</text:p>
          </table:table-cell>
          <table:table-cell table:style-name="Tabella3.B1" office:value-type="string">
            <text:p text:style-name="P5">Sistema</text:p>
          </table:table-cell>
        </table:table-row>
        <table:table-row table:style-name="Tabella3.1">
          <table:table-cell table:style-name="Tabella3.A2" office:value-type="string">
            <text:p text:style-name="P52">4<text:span text:style-name="T10">b</text:span>.1</text:p>
          </table:table-cell>
          <table:table-cell table:style-name="Tabella3.B2" office:value-type="string">
            <text:p text:style-name="P21">Specifica sul foglio riepilogativo la disponibilità di certe porzioni o quantità di un preparato</text:p>
          </table:table-cell>
          <table:table-cell table:style-name="Tabella3.C2" office:value-type="string">
            <text:p text:style-name="P33">Registra <text:span text:style-name="T7">la specifica</text:span></text:p>
          </table:table-cell>
        </table:table-row>
      </table:table>
      <text:p text:style-name="P37"/>
      <text:p text:style-name="P38"><text:soft-page-break/></text:p>
      <text:p text:style-name="P38">Estensione <text:span text:style-name="T7">4c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p text:style-name="P25"># </text:p>
          </table:table-cell>
          <table:table-cell table:style-name="Tabella4.B1" office:value-type="string">
            <text:p text:style-name="P5">Attore</text:p>
          </table:table-cell>
          <table:table-cell table:style-name="Tabella4.B1" office:value-type="string">
            <text:p text:style-name="P5">Sistema</text:p>
          </table:table-cell>
        </table:table-row>
        <table:table-row table:style-name="Tabella4.1">
          <table:table-cell table:style-name="Tabella4.A2" office:value-type="string">
            <text:p text:style-name="P51">4<text:span text:style-name="T10">c</text:span>.1</text:p>
          </table:table-cell>
          <table:table-cell table:style-name="Tabella4.B2" office:value-type="string">
            <text:p text:style-name="P22">Segna una cucina come “satura” per un turno <text:span text:style-name="T10">(“completo”)</text:span>, impedendo così che <text:span text:style-name="T9">vi </text:span>si possano <text:s/><text:span text:style-name="T9">fare nuovi assegnamenti</text:span></text:p>
          </table:table-cell>
          <table:table-cell table:style-name="Tabella4.C2" office:value-type="string">
            <text:p text:style-name="P34">Registra l’informazione</text:p>
          </table:table-cell>
        </table:table-row>
      </table:table>
      <text:p text:style-name="P37"/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Fontdiner Swanky1" svg:font-family="'Fontdiner Swanky'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529cm" loext:contextual-spacing="false" fo:line-height="100%" fo:keep-together="always" fo:keep-with-next="always"/>
      <style:text-properties fo:color="#00615e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.353cm" loext:contextual-spacing="false" fo:line-height="100%" fo:text-align="start" style:justify-single-word="false" fo:keep-together="always" fo:keep-with-next="always"/>
      <style:text-properties fo:color="#354d51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0c3635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1.058cm" loext:contextual-spacing="false" fo:line-height="100%" fo:text-align="center" style:justify-single-word="false" fo:keep-together="always" fo:keep-with-next="always"/>
      <style:text-properties fo:color="#009a96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20-04-16T08:52:29.796000000</dc:date>
    <meta:editing-duration>PT25M34S</meta:editing-duration>
    <meta:editing-cycles>6</meta:editing-cycles>
    <meta:document-statistic meta:table-count="10" meta:image-count="0" meta:object-count="0" meta:page-count="4" meta:paragraph-count="95" meta:word-count="495" meta:character-count="3362" meta:non-whitespace-character-count="2948"/>
  </office:meta>
</office:document-meta>
</file>